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language="en" fo:country="US"/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2">
      <style:paragraph-properties fo:margin-top="0cm" fo:margin-bottom="0cm"/>
    </style:style>
    <style:style style:name="P15" style:family="paragraph" style:parent-style-name="Text_20_body" style:list-style-name="L3">
      <style:paragraph-properties fo:margin-top="0cm" fo:margin-bottom="0cm"/>
    </style:style>
    <style:style style:name="P16" style:family="paragraph" style:parent-style-name="Text_20_body" style:list-style-name="L4">
      <style:paragraph-properties fo:margin-top="0cm" fo:margin-bottom="0cm"/>
    </style:style>
    <style:style style:name="P17" style:family="paragraph" style:parent-style-name="Text_20_body" style:list-style-name="L5">
      <style:paragraph-properties fo:margin-top="0cm" fo:margin-bottom="0cm"/>
    </style:style>
    <style:style style:name="P18" style:family="paragraph" style:parent-style-name="Text_20_body" style:list-style-name="L6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no, přesně! Jsou to <text:span text:style-name="Strong_20_Emphasis">3 různé projekty</text:span> v rámci jedné <text:span text:style-name="Strong_20_Emphasis">solution</text:span>. Toto je standardní <text:span text:style-name="Strong_20_Emphasis">Clean Architecture</text:span> (nebo N-tier) přístup pro enterprise aplikace.</text:p>
      <text:h text:style-name="Heading_20_2" text:outline-level="2">?￯ﾸﾏ <text:span text:style-name="Strong_20_Emphasis">Proč 3 projekty?</text:span></text:h>
      <text:h text:style-name="Heading_20_3" text:outline-level="3"><text:span text:style-name="Strong_20_Emphasis">1. SupplyChainPro.API</text:span> (Web API projekt)</text:h>
      <text:p text:style-name="Preformatted_20_Text">bash</text:p>
      <text:p text:style-name="P1"><text:span text:style-name="Source_20_Text">dotnet new webapi -n "SupplyChainPro.API"</text:span></text:p>
      <text:p text:style-name="Text_20_body"><text:span text:style-name="Strong_20_Emphasis">Co obsahuje:</text:span></text:p>
      <text:list xml:id="list4496986266022730918" text:style-name="L1">
        <text:list-item>
          <text:p text:style-name="P13">Controllers (ProductsController, PurchaseOrdersController...)</text:p>
        </text:list-item>
        <text:list-item>
          <text:p text:style-name="P13">API endpoints</text:p>
        </text:list-item>
        <text:list-item>
          <text:p text:style-name="P13">Swagger dokumentace</text:p>
        </text:list-item>
        <text:list-item>
          <text:p text:style-name="P13">Program.cs, Startup.cs</text:p>
        </text:list-item>
        <text:list-item>
          <text:p text:style-name="P6">DTO modely pro API</text:p>
        </text:list-item>
      </text:list>
      <text:p text:style-name="Text_20_body"><text:span text:style-name="Strong_20_Emphasis">Odpovědnost:</text:span> Přijímá HTTP requesty, vrací HTTP responses</text:p>
      <text:p text:style-name="Horizontal_20_Line"/>
      <text:h text:style-name="Heading_20_3" text:outline-level="3"><text:span text:style-name="Strong_20_Emphasis">2. SupplyChainPro.Core</text:span> (Class Library)</text:h>
      <text:p text:style-name="Preformatted_20_Text">bash</text:p>
      <text:p text:style-name="P1"><text:span text:style-name="Source_20_Text">dotnet new classlib -n "SupplyChainPro.Core"</text:span></text:p>
      <text:p text:style-name="Text_20_body"><text:span text:style-name="Strong_20_Emphasis">Co obsahuje:</text:span></text:p>
      <text:list xml:id="list901261642830831818" text:style-name="L2">
        <text:list-item>
          <text:p text:style-name="P14"><text:span text:style-name="Strong_20_Emphasis">Entities</text:span> (Product, PurchaseOrder, StockMovement...)</text:p>
        </text:list-item>
        <text:list-item>
          <text:p text:style-name="P14"><text:span text:style-name="Strong_20_Emphasis">Business logika</text:span> (services, business rules)</text:p>
        </text:list-item>
        <text:list-item>
          <text:p text:style-name="P14"><text:span text:style-name="Strong_20_Emphasis">Interfaces</text:span> pro repository pattern</text:p>
        </text:list-item>
        <text:list-item>
          <text:p text:style-name="P14"><text:span text:style-name="Strong_20_Emphasis">DTOs</text:span> pro přenos dat</text:p>
        </text:list-item>
        <text:list-item>
          <text:p text:style-name="P7"><text:span text:style-name="Strong_20_Emphasis">Enums</text:span> (MovementType, POStatus...)</text:p>
        </text:list-item>
      </text:list>
      <text:p text:style-name="Text_20_body"><text:span text:style-name="Strong_20_Emphasis">Odpovědnost:</text:span> Jádro aplikace - business logika bez závislosti na databázi nebo API</text:p>
      <text:p text:style-name="Horizontal_20_Line"/>
      <text:h text:style-name="Heading_20_3" text:outline-level="3"><text:span text:style-name="Strong_20_Emphasis">3. SupplyChainPro.Infrastructure</text:span> (Class Library)</text:h>
      <text:p text:style-name="Preformatted_20_Text">bash</text:p>
      <text:p text:style-name="P1"><text:span text:style-name="Source_20_Text">dotnet new classlib -n "SupplyChainPro.Infrastructure"</text:span></text:p>
      <text:p text:style-name="Text_20_body"><text:span text:style-name="Strong_20_Emphasis">Co obsahuje:</text:span></text:p>
      <text:list xml:id="list4885830493173082544" text:style-name="L3">
        <text:list-item>
          <text:p text:style-name="P15"><text:span text:style-name="Strong_20_Emphasis">DbContext</text:span> (Entity Framework)</text:p>
        </text:list-item>
        <text:list-item>
          <text:p text:style-name="P15"><text:span text:style-name="Strong_20_Emphasis">Repositories</text:span> (ProductRepository, PurchaseOrderRepository...)</text:p>
        </text:list-item>
        <text:list-item>
          <text:p text:style-name="P15"><text:span text:style-name="Strong_20_Emphasis">Database migrations</text:span></text:p>
        </text:list-item>
        <text:list-item>
          <text:p text:style-name="P15"><text:span text:style-name="Strong_20_Emphasis">External services</text:span> (email, file storage...)</text:p>
        </text:list-item>
        <text:list-item>
          <text:p text:style-name="P8"><text:span text:style-name="Strong_20_Emphasis">Configuration</text:span></text:p>
        </text:list-item>
      </text:list>
      <text:p text:style-name="Text_20_body"><text:span text:style-name="Strong_20_Emphasis">Odpovědnost:</text:span> Přístup k databázi a external services</text:p>
      <text:p text:style-name="Horizontal_20_Line"/>
      <text:h text:style-name="Heading_20_2" text:outline-level="2"><text:soft-page-break/>? <text:span text:style-name="Strong_20_Emphasis">Kompletní struktura:</text:span></text:h>
      <text:p text:style-name="Preformatted_20_Text">css</text:p>
      <text:p text:style-name="Preformatted_20_Text"><text:span text:style-name="Source_20_Text">? SupplyChainProAPI/</text:span></text:p>
      <text:p text:style-name="Preformatted_20_Text"><text:span text:style-name="Source_20_Text">├── ? SupplyChainProAPI.sln</text:span></text:p>
      <text:p text:style-name="Preformatted_20_Text"><text:span text:style-name="Source_20_Text">├── ? src/</text:span></text:p>
      <text:p text:style-name="Preformatted_20_Text"><text:span text:style-name="Source_20_Text">│ <text:s text:c="2"/>├── ? SupplyChainPro.API/ <text:s text:c="13"/>&lt;- ? Web API</text:span></text:p>
      <text:p text:style-name="Preformatted_20_Text"><text:span text:style-name="Source_20_Text">│ <text:s text:c="2"/>│ <text:s text:c="2"/>├── ? Controllers/</text:span></text:p>
      <text:p text:style-name="Preformatted_20_Text"><text:span text:style-name="Source_20_Text">│ <text:s text:c="2"/>│ <text:s text:c="2"/>│ <text:s text:c="2"/>├── ProductsController.cs</text:span></text:p>
      <text:p text:style-name="Preformatted_20_Text"><text:span text:style-name="Source_20_Text">│ <text:s text:c="2"/>│ <text:s text:c="2"/>│ <text:s text:c="2"/>└── PurchaseOrdersController.cs</text:span></text:p>
      <text:p text:style-name="Preformatted_20_Text"><text:span text:style-name="Source_20_Text">│ <text:s text:c="2"/>│ <text:s text:c="2"/>├── ? DTOs/</text:span></text:p>
      <text:p text:style-name="Preformatted_20_Text"><text:span text:style-name="Source_20_Text">│ <text:s text:c="2"/>│ <text:s text:c="2"/>│ <text:s text:c="2"/>├── ProductDto.cs</text:span></text:p>
      <text:p text:style-name="Preformatted_20_Text"><text:span text:style-name="Source_20_Text">│ <text:s text:c="2"/>│ <text:s text:c="2"/>│ <text:s text:c="2"/>└── CreateProductDto.cs</text:span></text:p>
      <text:p text:style-name="Preformatted_20_Text"><text:span text:style-name="Source_20_Text">│ <text:s text:c="2"/>│ <text:s text:c="2"/>├── Program.cs</text:span></text:p>
      <text:p text:style-name="Preformatted_20_Text"><text:span text:style-name="Source_20_Text">│ <text:s text:c="2"/>│ <text:s text:c="2"/>└── SupplyChainPro.API.csproj</text:span></text:p>
      <text:p text:style-name="Preformatted_20_Text"><text:span text:style-name="Source_20_Text">│ <text:s text:c="2"/>│</text:span></text:p>
      <text:p text:style-name="Preformatted_20_Text"><text:span text:style-name="Source_20_Text">│ <text:s text:c="2"/>├── ? SupplyChainPro.Core/ <text:s text:c="12"/>&lt;- ? Business Logic</text:span></text:p>
      <text:p text:style-name="Preformatted_20_Text"><text:span text:style-name="Source_20_Text">│ <text:s text:c="2"/>│ <text:s text:c="2"/>├── ? Entities/</text:span></text:p>
      <text:p text:style-name="Preformatted_20_Text"><text:span text:style-name="Source_20_Text">│ <text:s text:c="2"/>│ <text:s text:c="2"/>│ <text:s text:c="2"/>├── Product.cs</text:span></text:p>
      <text:p text:style-name="Preformatted_20_Text"><text:span text:style-name="Source_20_Text">│ <text:s text:c="2"/>│ <text:s text:c="2"/>│ <text:s text:c="2"/>├── PurchaseOrder.cs</text:span></text:p>
      <text:p text:style-name="Preformatted_20_Text"><text:span text:style-name="Source_20_Text">│ <text:s text:c="2"/>│ <text:s text:c="2"/>│ <text:s text:c="2"/>└── StockMovement.cs</text:span></text:p>
      <text:p text:style-name="Preformatted_20_Text"><text:span text:style-name="Source_20_Text">│ <text:s text:c="2"/>│ <text:s text:c="2"/>├── ? Interfaces/</text:span></text:p>
      <text:p text:style-name="Preformatted_20_Text"><text:span text:style-name="Source_20_Text">│ <text:s text:c="2"/>│ <text:s text:c="2"/>│ <text:s text:c="2"/>├── IProductRepository.cs</text:span></text:p>
      <text:p text:style-name="Preformatted_20_Text"><text:span text:style-name="Source_20_Text">│ <text:s text:c="2"/>│ <text:s text:c="2"/>│ <text:s text:c="2"/>└── IProductService.cs</text:span></text:p>
      <text:p text:style-name="Preformatted_20_Text"><text:span text:style-name="Source_20_Text">│ <text:s text:c="2"/>│ <text:s text:c="2"/>├── ? Services/</text:span></text:p>
      <text:p text:style-name="Preformatted_20_Text"><text:span text:style-name="Source_20_Text">│ <text:s text:c="2"/>│ <text:s text:c="2"/>│ <text:s text:c="2"/>└── ProductService.cs</text:span></text:p>
      <text:p text:style-name="Preformatted_20_Text"><text:span text:style-name="Source_20_Text">│ <text:s text:c="2"/>│ <text:s text:c="2"/>├── ? Enums/</text:span></text:p>
      <text:p text:style-name="Preformatted_20_Text"><text:span text:style-name="Source_20_Text">│ <text:s text:c="2"/>│ <text:s text:c="2"/>│ <text:s text:c="2"/>└── MovementType.cs</text:span></text:p>
      <text:p text:style-name="Preformatted_20_Text"><text:span text:style-name="Source_20_Text">│ <text:s text:c="2"/>│ <text:s text:c="2"/>└── SupplyChainPro.Core.csproj</text:span></text:p>
      <text:p text:style-name="Preformatted_20_Text"><text:span text:style-name="Source_20_Text">│ <text:s text:c="2"/>│</text:span></text:p>
      <text:p text:style-name="Preformatted_20_Text"><text:span text:style-name="Source_20_Text">│ <text:s text:c="2"/>└── ? SupplyChainPro.Infrastructure/ <text:s text:c="3"/>&lt;- ?￯ﾸﾏ Data Access</text:span></text:p>
      <text:p text:style-name="Preformatted_20_Text"><text:span text:style-name="Source_20_Text">│ <text:s text:c="6"/>├── ? Data/</text:span></text:p>
      <text:p text:style-name="Preformatted_20_Text"><text:span text:style-name="Source_20_Text">│ <text:s text:c="6"/>│ <text:s text:c="2"/>├── AppDbContext.cs</text:span></text:p>
      <text:p text:style-name="Preformatted_20_Text"><text:span text:style-name="Source_20_Text">│ <text:s text:c="6"/>│ <text:s text:c="2"/>└── Configurations/</text:span></text:p>
      <text:p text:style-name="Preformatted_20_Text"><text:span text:style-name="Source_20_Text">│ <text:s text:c="6"/>├── ? Repositories/</text:span></text:p>
      <text:p text:style-name="Preformatted_20_Text"><text:span text:style-name="Source_20_Text">│ <text:s text:c="6"/>│ <text:s text:c="2"/>└── ProductRepository.cs</text:span></text:p>
      <text:p text:style-name="Preformatted_20_Text"><text:span text:style-name="Source_20_Text">│ <text:s text:c="6"/>├── ? Migrations/</text:span></text:p>
      <text:p text:style-name="Preformatted_20_Text"><text:span text:style-name="Source_20_Text">│ <text:s text:c="6"/>└── SupplyChainPro.Infrastructure.csproj</text:span></text:p>
      <text:p text:style-name="Preformatted_20_Text"><text:span text:style-name="Source_20_Text">│</text:span></text:p>
      <text:p text:style-name="Preformatted_20_Text"><text:span text:style-name="Source_20_Text">└── ? tests/</text:span></text:p>
      <text:p text:style-name="Preformatted_20_Text"><text:span text:style-name="Source_20_Text"><text:s text:c="4"/>├── SupplyChainPro.Tests.Unit/</text:span></text:p>
      <text:p text:style-name="P1"><text:span text:style-name="Source_20_Text"><text:s text:c="4"/>└── SupplyChainPro.Tests.Integration/</text:span></text:p>
      <text:p text:style-name="Horizontal_20_Line"/>
      <text:h text:style-name="Heading_20_2" text:outline-level="2">? <text:span text:style-name="Strong_20_Emphasis">Závislosti mezi projekty:</text:span></text:h>
      <text:p text:style-name="Preformatted_20_Text">mermaid</text:p>
      <text:p text:style-name="Preformatted_20_Text"><text:span text:style-name="Source_20_Text">graph TD</text:span></text:p>
      <text:p text:style-name="Preformatted_20_Text"><text:span text:style-name="Source_20_Text"><text:s text:c="4"/>A[SupplyChainPro.API] --&gt; B[SupplyChainPro.Core]</text:span></text:p>
      <text:p text:style-name="Preformatted_20_Text"><text:span text:style-name="Source_20_Text"><text:s text:c="4"/>A --&gt; C[SupplyChainPro.Infrastructure]</text:span></text:p>
      <text:p text:style-name="P1"><text:span text:style-name="Source_20_Text"><text:s text:c="4"/>C --&gt; B</text:span></text:p>
      <text:h text:style-name="Heading_20_3" text:outline-level="3"><text:span text:style-name="Strong_20_Emphasis">Project References:</text:span></text:h>
      <text:p text:style-name="Preformatted_20_Text">bash</text:p>
      <text:p text:style-name="Preformatted_20_Text"><text:span text:style-name="Source_20_Text"># API závisí na Core a Infrastructure</text:span></text:p>
      <text:p text:style-name="Preformatted_20_Text"><text:span text:style-name="Source_20_Text">dotnet add src/SupplyChainPro.API/SupplyChainPro.API.csproj reference src/SupplyChainPro.Core/SupplyChainPro.Core.csproj</text:span></text:p>
      <text:p text:style-name="Preformatted_20_Text"/>
      <text:p text:style-name="Preformatted_20_Text"><text:soft-page-break/><text:span text:style-name="Source_20_Text">dotnet add src/SupplyChainPro.API/SupplyChainPro.API.csproj reference src/SupplyChainPro.Infrastructure/SupplyChainPro.Infrastructure.csproj</text:span></text:p>
      <text:p text:style-name="Preformatted_20_Text"/>
      <text:p text:style-name="Preformatted_20_Text"><text:span text:style-name="Source_20_Text"># Infrastructure závisí na Core</text:span></text:p>
      <text:p text:style-name="P1"><text:span text:style-name="Source_20_Text">dotnet add src/SupplyChainPro.Infrastructure/SupplyChainPro.Infrastructure.csproj reference src/SupplyChainPro.Core/SupplyChainPro.Core.csproj</text:span></text:p>
      <text:p text:style-name="Horizontal_20_Line"/>
      <text:h text:style-name="Heading_20_2" text:outline-level="2">? <text:span text:style-name="Strong_20_Emphasis">Praktický příklad:</text:span></text:h>
      <text:h text:style-name="Heading_20_3" text:outline-level="3"><text:span text:style-name="Strong_20_Emphasis">Core projekt - Entity:</text:span></text:h>
      <text:p text:style-name="Preformatted_20_Text">csharp</text:p>
      <text:p text:style-name="Preformatted_20_Text"><text:span text:style-name="Source_20_Text">// SupplyChainPro.Core/Entities/Product.cs</text:span></text:p>
      <text:p text:style-name="Preformatted_20_Text"><text:span text:style-name="Source_20_Text">namespace SupplyChainPro.Core.Entities</text:span></text:p>
      <text:p text:style-name="Preformatted_20_Text"><text:span text:style-name="Source_20_Text">{</text:span></text:p>
      <text:p text:style-name="Preformatted_20_Text"><text:span text:style-name="Source_20_Text"><text:s text:c="4"/>public class Product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int Id { get; set; }</text:span></text:p>
      <text:p text:style-name="Preformatted_20_Text"><text:span text:style-name="Source_20_Text"><text:s text:c="8"/>public string SKU { get; set; }</text:span></text:p>
      <text:p text:style-name="Preformatted_20_Text"><text:span text:style-name="Source_20_Text"><text:s text:c="8"/>public string Name { get; set; }</text:span></text:p>
      <text:p text:style-name="Preformatted_20_Text"><text:span text:style-name="Source_20_Text"><text:s text:c="8"/>public decimal UnitPrice { get; set; 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span text:style-name="Strong_20_Emphasis">Infrastructure projekt - Repository:</text:span></text:h>
      <text:p text:style-name="Preformatted_20_Text">csharp</text:p>
      <text:p text:style-name="Preformatted_20_Text"><text:span text:style-name="Source_20_Text">// SupplyChainPro.Infrastructure/Repositories/ProductRepository.cs</text:span></text:p>
      <text:p text:style-name="Preformatted_20_Text"><text:span text:style-name="Source_20_Text">using SupplyChainPro.Core.Entities;</text:span></text:p>
      <text:p text:style-name="Preformatted_20_Text"/>
      <text:p text:style-name="Preformatted_20_Text"><text:span text:style-name="Source_20_Text">namespace SupplyChainPro.Infrastructure.Repositories</text:span></text:p>
      <text:p text:style-name="Preformatted_20_Text"><text:span text:style-name="Source_20_Text">{</text:span></text:p>
      <text:p text:style-name="Preformatted_20_Text"><text:span text:style-name="Source_20_Text"><text:s text:c="4"/>public class ProductRepository : IProductRepository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rivate readonly AppDbContext _context;</text:span></text:p>
      <text:p text:style-name="Preformatted_20_Text"><text:span text:style-name="Source_20_Text"><text:s text:c="8"/></text:span></text:p>
      <text:p text:style-name="Preformatted_20_Text"><text:span text:style-name="Source_20_Text"><text:s text:c="8"/>public async Task&lt;List&lt;Product&gt;&gt; GetAllAsync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return await _context.Products.ToListAsync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span text:style-name="Strong_20_Emphasis">API projekt - Controller:</text:span></text:h>
      <text:p text:style-name="Preformatted_20_Text">csharp</text:p>
      <text:p text:style-name="Preformatted_20_Text"><text:span text:style-name="Source_20_Text">// SupplyChainPro.API/Controllers/ProductsController.cs</text:span></text:p>
      <text:p text:style-name="Preformatted_20_Text"><text:span text:style-name="Source_20_Text">using SupplyChainPro.Core.Interfaces;</text:span></text:p>
      <text:p text:style-name="Preformatted_20_Text"/>
      <text:p text:style-name="Preformatted_20_Text"><text:span text:style-name="Source_20_Text">namespace SupplyChainPro.API.Controllers</text:span></text:p>
      <text:p text:style-name="Preformatted_20_Text"><text:span text:style-name="Source_20_Text">{</text:span></text:p>
      <text:p text:style-name="Preformatted_20_Text"><text:span text:style-name="Source_20_Text"><text:s text:c="4"/>[ApiController]</text:span></text:p>
      <text:p text:style-name="Preformatted_20_Text"><text:span text:style-name="Source_20_Text"><text:s text:c="4"/>[Route("api/[controller]")]</text:span></text:p>
      <text:p text:style-name="Preformatted_20_Text"><text:span text:style-name="Source_20_Text"><text:s text:c="4"/>public class ProductsController : ControllerBas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rivate readonly IProductService _productService;</text:span></text:p>
      <text:p text:style-name="Preformatted_20_Text"><text:soft-page-break/><text:span text:style-name="Source_20_Text"><text:s text:c="8"/></text:span></text:p>
      <text:p text:style-name="Preformatted_20_Text"><text:span text:style-name="Source_20_Text"><text:s text:c="8"/>[HttpGet]</text:span></text:p>
      <text:p text:style-name="Preformatted_20_Text"><text:span text:style-name="Source_20_Text"><text:s text:c="8"/>public async Task&lt;List&lt;ProductDto&gt;&gt; GetProducts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return await _productService.GetAllProductsAsync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2" text:outline-level="2">✅ <text:span text:style-name="Strong_20_Emphasis">Výhody tohoto přístupu:</text:span></text:h>
      <text:list xml:id="list7083119654424920646" text:style-name="L4">
        <text:list-item>
          <text:p text:style-name="P16"><text:span text:style-name="Strong_20_Emphasis">Separace zodpovědností</text:span> - každý projekt má svou roli</text:p>
        </text:list-item>
        <text:list-item>
          <text:p text:style-name="P16"><text:span text:style-name="Strong_20_Emphasis">Testovatelnost</text:span> - Core logiku můžeš testovat bez API/DB</text:p>
        </text:list-item>
        <text:list-item>
          <text:p text:style-name="P16"><text:span text:style-name="Strong_20_Emphasis">Škálovatelnost</text:span> - můžeš přidat další projekty (Background services, SignalR...)</text:p>
        </text:list-item>
        <text:list-item>
          <text:p text:style-name="P9"><text:span text:style-name="Strong_20_Emphasis">Enterprise standard</text:span> - tak se dělají velké aplikace</text:p>
        </text:list-item>
      </text:list>
      <text:p text:style-name="Text_20_body"><text:span text:style-name="Strong_20_Emphasis">Je ti to teď jasné?</text:span> Nebo chceš, abych ukázal konkrétní vytvoření projektů krok za krokem? ?</text:p>
      <text:p text:style-name="Standard"/>
      <text:p text:style-name="P3"/>
      <text:p text:style-name="Standard"/>
      <text:p text:style-name="Text_20_body">Pro správné rozložení tříd v projektu <text:span text:style-name="Strong_20_Emphasis">SupplyChainPro.Infrastructure</text:span> doporučuji následující strukturu:</text:p>
      <text:h text:style-name="Heading_20_2" text:outline-level="2">? Struktura Infrastructure projektu</text:h>
      <text:p text:style-name="Preformatted_20_Text">markdown</text:p>
      <text:p text:style-name="Preformatted_20_Text"><text:span text:style-name="Source_20_Text">SupplyChainPro.Infrastructure/</text:span></text:p>
      <text:p text:style-name="Preformatted_20_Text"><text:span text:style-name="Source_20_Text">├── Data/</text:span></text:p>
      <text:p text:style-name="Preformatted_20_Text"><text:span text:style-name="Source_20_Text">│ <text:s text:c="2"/>├── Contexts/</text:span></text:p>
      <text:p text:style-name="Preformatted_20_Text"><text:span text:style-name="Source_20_Text">│ <text:s text:c="2"/>│ <text:s text:c="2"/>├── SupplyChainDbContext.cs</text:span></text:p>
      <text:p text:style-name="Preformatted_20_Text"><text:span text:style-name="Source_20_Text">│ <text:s text:c="2"/>│ <text:s text:c="2"/>└── ISupplyChainDbContext.cs</text:span></text:p>
      <text:p text:style-name="Preformatted_20_Text"><text:span text:style-name="Source_20_Text">│ <text:s text:c="2"/>├── Configurations/</text:span></text:p>
      <text:p text:style-name="Preformatted_20_Text"><text:span text:style-name="Source_20_Text">│ <text:s text:c="2"/>│ <text:s text:c="2"/>├── ProductConfiguration.cs</text:span></text:p>
      <text:p text:style-name="Preformatted_20_Text"><text:span text:style-name="Source_20_Text">│ <text:s text:c="2"/>│ <text:s text:c="2"/>├── PurchaseOrderConfiguration.cs</text:span></text:p>
      <text:p text:style-name="Preformatted_20_Text"><text:span text:style-name="Source_20_Text">│ <text:s text:c="2"/>│ <text:s text:c="2"/>├── SupplierConfiguration.cs</text:span></text:p>
      <text:p text:style-name="Preformatted_20_Text"><text:span text:style-name="Source_20_Text">│ <text:s text:c="2"/>│ <text:s text:c="2"/>└── InventoryConfiguration.cs</text:span></text:p>
      <text:p text:style-name="Preformatted_20_Text"><text:span text:style-name="Source_20_Text">│ <text:s text:c="2"/>└── Migrations/</text:span></text:p>
      <text:p text:style-name="Preformatted_20_Text"><text:span text:style-name="Source_20_Text">│ <text:s text:c="6"/>└── (EF migrations)</text:span></text:p>
      <text:p text:style-name="Preformatted_20_Text"><text:span text:style-name="Source_20_Text">├── Repositories/</text:span></text:p>
      <text:p text:style-name="Preformatted_20_Text"><text:span text:style-name="Source_20_Text">│ <text:s text:c="2"/>├── Base/</text:span></text:p>
      <text:p text:style-name="Preformatted_20_Text"><text:span text:style-name="Source_20_Text">│ <text:s text:c="2"/>│ <text:s text:c="2"/>├── IRepository.cs</text:span></text:p>
      <text:p text:style-name="Preformatted_20_Text"><text:span text:style-name="Source_20_Text">│ <text:s text:c="2"/>│ <text:s text:c="2"/>└── Repository.cs</text:span></text:p>
      <text:p text:style-name="Preformatted_20_Text"><text:span text:style-name="Source_20_Text">│ <text:s text:c="2"/>├── ProductRepository.cs</text:span></text:p>
      <text:p text:style-name="Preformatted_20_Text"><text:span text:style-name="Source_20_Text">│ <text:s text:c="2"/>├── PurchaseOrderRepository.cs</text:span></text:p>
      <text:p text:style-name="Preformatted_20_Text"><text:span text:style-name="Source_20_Text">│ <text:s text:c="2"/>├── SupplierRepository.cs</text:span></text:p>
      <text:p text:style-name="Preformatted_20_Text"><text:span text:style-name="Source_20_Text">│ <text:s text:c="2"/>├── InventoryRepository.cs</text:span></text:p>
      <text:p text:style-name="Preformatted_20_Text"><text:span text:style-name="Source_20_Text">│ <text:s text:c="2"/>└── UnitOfWork.cs</text:span></text:p>
      <text:p text:style-name="Preformatted_20_Text"><text:span text:style-name="Source_20_Text">├── ExternalServices/</text:span></text:p>
      <text:p text:style-name="Preformatted_20_Text"><text:span text:style-name="Source_20_Text">│ <text:s text:c="2"/>├── Email/</text:span></text:p>
      <text:p text:style-name="Preformatted_20_Text"><text:span text:style-name="Source_20_Text">│ <text:s text:c="2"/>│ <text:s text:c="2"/>├── IEmailService.cs</text:span></text:p>
      <text:p text:style-name="Preformatted_20_Text"><text:span text:style-name="Source_20_Text">│ <text:s text:c="2"/>│ <text:s text:c="2"/>└── EmailService.cs</text:span></text:p>
      <text:p text:style-name="Preformatted_20_Text"><text:span text:style-name="Source_20_Text">│ <text:s text:c="2"/>├── FileStorage/</text:span></text:p>
      <text:p text:style-name="Preformatted_20_Text"><text:span text:style-name="Source_20_Text">│ <text:s text:c="2"/>│ <text:s text:c="2"/>├── IFileStorageService.cs</text:span></text:p>
      <text:p text:style-name="Preformatted_20_Text"><text:span text:style-name="Source_20_Text">│ <text:s text:c="2"/>│ <text:s text:c="2"/>└── FileStorageService.cs</text:span></text:p>
      <text:p text:style-name="Preformatted_20_Text"><text:span text:style-name="Source_20_Text">│ <text:s text:c="2"/>├── Notifications/</text:span></text:p>
      <text:p text:style-name="Preformatted_20_Text"><text:span text:style-name="Source_20_Text">│ <text:s text:c="2"/>│ <text:s text:c="2"/>├── INotificationService.cs</text:span></text:p>
      <text:p text:style-name="Preformatted_20_Text"><text:soft-page-break/><text:span text:style-name="Source_20_Text">│ <text:s text:c="2"/>│ <text:s text:c="2"/>└── NotificationService.cs</text:span></text:p>
      <text:p text:style-name="Preformatted_20_Text"><text:span text:style-name="Source_20_Text">│ <text:s text:c="2"/>└── Integration/</text:span></text:p>
      <text:p text:style-name="Preformatted_20_Text"><text:span text:style-name="Source_20_Text">│ <text:s text:c="6"/>├── ISupplierIntegrationService.cs</text:span></text:p>
      <text:p text:style-name="Preformatted_20_Text"><text:span text:style-name="Source_20_Text">│ <text:s text:c="6"/>└── SupplierIntegrationService.cs</text:span></text:p>
      <text:p text:style-name="Preformatted_20_Text"><text:span text:style-name="Source_20_Text">├── Configuration/</text:span></text:p>
      <text:p text:style-name="Preformatted_20_Text"><text:span text:style-name="Source_20_Text">│ <text:s text:c="2"/>├── DatabaseConfiguration.cs</text:span></text:p>
      <text:p text:style-name="Preformatted_20_Text"><text:span text:style-name="Source_20_Text">│ <text:s text:c="2"/>├── EmailConfiguration.cs</text:span></text:p>
      <text:p text:style-name="Preformatted_20_Text"><text:span text:style-name="Source_20_Text">│ <text:s text:c="2"/>├── FileStorageConfiguration.cs</text:span></text:p>
      <text:p text:style-name="Preformatted_20_Text"><text:span text:style-name="Source_20_Text">│ <text:s text:c="2"/>└── DependencyInjection.cs</text:span></text:p>
      <text:p text:style-name="Preformatted_20_Text"><text:span text:style-name="Source_20_Text">└── Common/</text:span></text:p>
      <text:p text:style-name="Preformatted_20_Text"><text:span text:style-name="Source_20_Text"><text:s text:c="4"/>├── Exceptions/</text:span></text:p>
      <text:p text:style-name="Preformatted_20_Text"><text:span text:style-name="Source_20_Text"><text:s text:c="4"/>│ <text:s text:c="2"/>├── DatabaseException.cs</text:span></text:p>
      <text:p text:style-name="Preformatted_20_Text"><text:span text:style-name="Source_20_Text"><text:s text:c="4"/>│ <text:s text:c="2"/>└── ExternalServiceException.cs</text:span></text:p>
      <text:p text:style-name="Preformatted_20_Text"><text:span text:style-name="Source_20_Text"><text:s text:c="4"/>└── Extensions/</text:span></text:p>
      <text:p text:style-name="Preformatted_20_Text"><text:span text:style-name="Source_20_Text"><text:s text:c="8"/>├── DbContextExtensions.cs</text:span></text:p>
      <text:p text:style-name="P1"><text:span text:style-name="Source_20_Text"><text:s text:c="8"/>└── ServiceCollectionExtensions.cs</text:span></text:p>
      <text:h text:style-name="Heading_20_2" text:outline-level="2">? Klíčové implementace</text:h>
      <text:h text:style-name="Heading_20_3" text:outline-level="3">1. DbContext</text:h>
      <text:p text:style-name="Preformatted_20_Text">csharp</text:p>
      <text:p text:style-name="Preformatted_20_Text"><text:span text:style-name="Source_20_Text">// Data/Contexts/SupplyChainDbContext.cs</text:span></text:p>
      <text:p text:style-name="Preformatted_20_Text"><text:span text:style-name="Source_20_Text">public class SupplyChainDbContext : DbContext, ISupplyChainDbContext</text:span></text:p>
      <text:p text:style-name="Preformatted_20_Text"><text:span text:style-name="Source_20_Text">{</text:span></text:p>
      <text:p text:style-name="Preformatted_20_Text"><text:span text:style-name="Source_20_Text"><text:s text:c="4"/>public DbSet&lt;Product&gt; Products { get; set; }</text:span></text:p>
      <text:p text:style-name="Preformatted_20_Text"><text:span text:style-name="Source_20_Text"><text:s text:c="4"/>public DbSet&lt;PurchaseOrder&gt; PurchaseOrders { get; set; }</text:span></text:p>
      <text:p text:style-name="Preformatted_20_Text"><text:span text:style-name="Source_20_Text"><text:s text:c="4"/>public DbSet&lt;Supplier&gt; Suppliers { get; set; }</text:span></text:p>
      <text:p text:style-name="Preformatted_20_Text"><text:span text:style-name="Source_20_Text"><text:s text:c="4"/>public DbSet&lt;Inventory&gt; Inventories { get; set; }</text:span></text:p>
      <text:p text:style-name="Preformatted_20_Text"/>
      <text:p text:style-name="Preformatted_20_Text"><text:span text:style-name="Source_20_Text"><text:s text:c="4"/>protected override void OnModelCreating(ModelBuilder modelBuilder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modelBuilder.ApplyConfiguration(new ProductConfiguration());</text:span></text:p>
      <text:p text:style-name="Preformatted_20_Text"><text:span text:style-name="Source_20_Text"><text:s text:c="8"/>modelBuilder.ApplyConfiguration(new PurchaseOrderConfiguration());</text:span></text:p>
      <text:p text:style-name="Preformatted_20_Text"><text:span text:style-name="Source_20_Text"><text:s text:c="8"/>// další konfigurace...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2. Repository Pattern</text:h>
      <text:p text:style-name="Preformatted_20_Text">csharp</text:p>
      <text:p text:style-name="Preformatted_20_Text"><text:span text:style-name="Source_20_Text">// Repositories/Base/IRepository.cs</text:span></text:p>
      <text:p text:style-name="Preformatted_20_Text"><text:span text:style-name="Source_20_Text">public interface IRepository&lt;T&gt; where T : class</text:span></text:p>
      <text:p text:style-name="Preformatted_20_Text"><text:span text:style-name="Source_20_Text">{</text:span></text:p>
      <text:p text:style-name="Preformatted_20_Text"><text:span text:style-name="Source_20_Text"><text:s text:c="4"/>Task&lt;T&gt; GetByIdAsync(int id);</text:span></text:p>
      <text:p text:style-name="Preformatted_20_Text"><text:span text:style-name="Source_20_Text"><text:s text:c="4"/>Task&lt;IEnumerable&lt;T&gt;&gt; GetAllAsync();</text:span></text:p>
      <text:p text:style-name="Preformatted_20_Text"><text:span text:style-name="Source_20_Text"><text:s text:c="4"/>Task AddAsync(T entity);</text:span></text:p>
      <text:p text:style-name="Preformatted_20_Text"><text:span text:style-name="Source_20_Text"><text:s text:c="4"/>Task UpdateAsync(T entity);</text:span></text:p>
      <text:p text:style-name="Preformatted_20_Text"><text:span text:style-name="Source_20_Text"><text:s text:c="4"/>Task DeleteAsync(int id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Repositories/ProductRepository.cs</text:span></text:p>
      <text:p text:style-name="Preformatted_20_Text"><text:span text:style-name="Source_20_Text">public class ProductRepository : Repository&lt;Product&gt;, IProductRepository</text:span></text:p>
      <text:p text:style-name="Preformatted_20_Text"><text:span text:style-name="Source_20_Text">{</text:span></text:p>
      <text:p text:style-name="Preformatted_20_Text"><text:span text:style-name="Source_20_Text"><text:s text:c="4"/>public ProductRepository(SupplyChainDbContext context) : base(context) {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async Task&lt;IEnumerable&lt;Product&gt;&gt; GetLowStockProductsAsync(int threshold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eturn await _context.Products</text:span></text:p>
      <text:p text:style-name="Preformatted_20_Text"><text:soft-page-break/><text:span text:style-name="Source_20_Text"><text:s text:c="12"/>.Where(p =&gt; p.StockQuantity &lt;= threshold)</text:span></text:p>
      <text:p text:style-name="Preformatted_20_Text"><text:span text:style-name="Source_20_Text"><text:s text:c="12"/>.ToListAsync(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3. Unit of Work</text:h>
      <text:p text:style-name="Preformatted_20_Text">csharp</text:p>
      <text:p text:style-name="Preformatted_20_Text"><text:span text:style-name="Source_20_Text">// Repositories/UnitOfWork.cs</text:span></text:p>
      <text:p text:style-name="Preformatted_20_Text"><text:span text:style-name="Source_20_Text">public class UnitOfWork : IUnitOfWork, IDisposable</text:span></text:p>
      <text:p text:style-name="Preformatted_20_Text"><text:span text:style-name="Source_20_Text">{</text:span></text:p>
      <text:p text:style-name="Preformatted_20_Text"><text:span text:style-name="Source_20_Text"><text:s text:c="4"/>private readonly SupplyChainDbContext _context;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IProductRepository Products { get; private set; }</text:span></text:p>
      <text:p text:style-name="Preformatted_20_Text"><text:span text:style-name="Source_20_Text"><text:s text:c="4"/>public IPurchaseOrderRepository PurchaseOrders { get; private set; }</text:span></text:p>
      <text:p text:style-name="Preformatted_20_Text"><text:span text:style-name="Source_20_Text"><text:s text:c="4"/>public ISupplierRepository Suppliers { get; private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UnitOfWork(SupplyChainDbContext contex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_context = context;</text:span></text:p>
      <text:p text:style-name="Preformatted_20_Text"><text:span text:style-name="Source_20_Text"><text:s text:c="8"/>Products = new ProductRepository(_context);</text:span></text:p>
      <text:p text:style-name="Preformatted_20_Text"><text:span text:style-name="Source_20_Text"><text:s text:c="8"/>PurchaseOrders = new PurchaseOrderRepository(_context);</text:span></text:p>
      <text:p text:style-name="Preformatted_20_Text"><text:span text:style-name="Source_20_Text"><text:s text:c="8"/>Suppliers = new SupplierRepository(_context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async Task&lt;int&gt; SaveChangesAsync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eturn await _context.SaveChangesAsync(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4. External Services</text:h>
      <text:p text:style-name="Preformatted_20_Text">csharp</text:p>
      <text:p text:style-name="Preformatted_20_Text"><text:span text:style-name="Source_20_Text">// ExternalServices/Email/EmailService.cs</text:span></text:p>
      <text:p text:style-name="Preformatted_20_Text"><text:span text:style-name="Source_20_Text">public class EmailService : IEmailService</text:span></text:p>
      <text:p text:style-name="Preformatted_20_Text"><text:span text:style-name="Source_20_Text">{</text:span></text:p>
      <text:p text:style-name="Preformatted_20_Text"><text:span text:style-name="Source_20_Text"><text:s text:c="4"/>private readonly EmailConfiguration _config;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async Task SendPurchaseOrderConfirmationAsync(PurchaseOrder order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implementace odesílání emailu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async Task SendLowStockAlertAsync(Product produc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implementace upozornění na nízký sklad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ExternalServices/FileStorage/FileStorageService.cs</text:span></text:p>
      <text:p text:style-name="Preformatted_20_Text"><text:span text:style-name="Source_20_Text">public class FileStorageService : IFileStorageService</text:span></text:p>
      <text:p text:style-name="Preformatted_20_Text"><text:span text:style-name="Source_20_Text">{</text:span></text:p>
      <text:p text:style-name="Preformatted_20_Text"><text:span text:style-name="Source_20_Text"><text:s text:c="4"/>public async Task&lt;string&gt; UploadFileAsync(Stream fileStream, string fileNam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implementace nahrávání souborů (Azure Blob, AWS S3...)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async Task&lt;Stream&gt; DownloadFileAsync(string fileUrl)</text:span></text:p>
      <text:p text:style-name="Preformatted_20_Text"><text:span text:style-name="Source_20_Text"><text:s text:c="4"/>{</text:span></text:p>
      <text:p text:style-name="Preformatted_20_Text"><text:soft-page-break/><text:span text:style-name="Source_20_Text"><text:s text:c="8"/>// implementace stahování souborů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5. Dependency Injection</text:h>
      <text:p text:style-name="Preformatted_20_Text">csharp</text:p>
      <text:p text:style-name="Preformatted_20_Text"><text:span text:style-name="Source_20_Text">// Configuration/DependencyInjection.cs</text:span></text:p>
      <text:p text:style-name="Preformatted_20_Text"><text:span text:style-name="Source_20_Text">public static class DependencyInjection</text:span></text:p>
      <text:p text:style-name="Preformatted_20_Text"><text:span text:style-name="Source_20_Text">{</text:span></text:p>
      <text:p text:style-name="Preformatted_20_Text"><text:span text:style-name="Source_20_Text"><text:s text:c="4"/>public static IServiceCollection AddInfrastructure(</text:span></text:p>
      <text:p text:style-name="Preformatted_20_Text"><text:span text:style-name="Source_20_Text"><text:s text:c="8"/>this IServiceCollection services, </text:span></text:p>
      <text:p text:style-name="Preformatted_20_Text"><text:span text:style-name="Source_20_Text"><text:s text:c="8"/>IConfiguration configuration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Database</text:span></text:p>
      <text:p text:style-name="Preformatted_20_Text"><text:span text:style-name="Source_20_Text"><text:s text:c="8"/>services.AddDbContext&lt;SupplyChainDbContext&gt;(options =&gt;</text:span></text:p>
      <text:p text:style-name="Preformatted_20_Text"><text:span text:style-name="Source_20_Text"><text:s text:c="12"/>options.UseSqlServer(configuration.GetConnectionString("DefaultConnection"))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Repositories</text:span></text:p>
      <text:p text:style-name="Preformatted_20_Text"><text:span text:style-name="Source_20_Text"><text:s text:c="8"/>services.AddScoped&lt;IUnitOfWork, UnitOfWork&gt;();</text:span></text:p>
      <text:p text:style-name="Preformatted_20_Text"><text:span text:style-name="Source_20_Text"><text:s text:c="8"/>services.AddScoped&lt;IProductRepository, ProductRepository&gt;();</text:span></text:p>
      <text:p text:style-name="Preformatted_20_Text"><text:span text:style-name="Source_20_Text"><text:s text:c="8"/>services.AddScoped&lt;IPurchaseOrderRepository, PurchaseOrderRepository&gt;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External Services</text:span></text:p>
      <text:p text:style-name="Preformatted_20_Text"><text:span text:style-name="Source_20_Text"><text:s text:c="8"/>services.AddScoped&lt;IEmailService, EmailService&gt;();</text:span></text:p>
      <text:p text:style-name="Preformatted_20_Text"><text:span text:style-name="Source_20_Text"><text:s text:c="8"/>services.AddScoped&lt;IFileStorageService, FileStorageService&gt;();</text:span></text:p>
      <text:p text:style-name="Preformatted_20_Text"><text:span text:style-name="Source_20_Text"><text:s text:c="8"/>services.AddScoped&lt;INotificationService, NotificationService&gt;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Configuration</text:span></text:p>
      <text:p text:style-name="Preformatted_20_Text"><text:span text:style-name="Source_20_Text"><text:s text:c="8"/>services.Configure&lt;EmailConfiguration&gt;(</text:span></text:p>
      <text:p text:style-name="Preformatted_20_Text"><text:span text:style-name="Source_20_Text"><text:s text:c="12"/>configuration.GetSection("Email"));</text:span></text:p>
      <text:p text:style-name="Preformatted_20_Text"><text:span text:style-name="Source_20_Text"><text:s text:c="8"/>services.Configure&lt;FileStorageConfiguration&gt;(</text:span></text:p>
      <text:p text:style-name="Preformatted_20_Text"><text:span text:style-name="Source_20_Text"><text:s text:c="12"/>configuration.GetSection("FileStorage")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services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2" text:outline-level="2">? Klíčové principy</text:h>
      <text:list xml:id="list7039016265935005180" text:style-name="L5">
        <text:list-item>
          <text:p text:style-name="P17"><text:span text:style-name="Strong_20_Emphasis">Separace odpovědností</text:span> - každá třída má jednu jasnou odpovědnost</text:p>
        </text:list-item>
        <text:list-item>
          <text:p text:style-name="P17"><text:span text:style-name="Strong_20_Emphasis">Interface segregation</text:span> - rozhraní pro všechny služby</text:p>
        </text:list-item>
        <text:list-item>
          <text:p text:style-name="P17"><text:span text:style-name="Strong_20_Emphasis">Dependency injection</text:span> - vše registrováno v DI kontejneru</text:p>
        </text:list-item>
        <text:list-item>
          <text:p text:style-name="P17"><text:span text:style-name="Strong_20_Emphasis">Unit of Work pattern</text:span> - pro správu transakcí</text:p>
        </text:list-item>
        <text:list-item>
          <text:p text:style-name="P10"><text:span text:style-name="Strong_20_Emphasis">Repository pattern</text:span> - abstrakce nad datovým přístupem</text:p>
        </text:list-item>
      </text:list>
      <text:p text:style-name="Text_20_body">Tato struktura ti umožní:</text:p>
      <text:list xml:id="list3088761413339086095" text:style-name="L6">
        <text:list-item>
          <text:p text:style-name="P18">✅ Snadné testování (mock interfaces)</text:p>
        </text:list-item>
        <text:list-item>
          <text:p text:style-name="P18">✅ Výměnu implementací (např. SQL Server → PostgreSQL)</text:p>
        </text:list-item>
        <text:list-item>
          <text:p text:style-name="P18">✅ Přidávání nových external services</text:p>
        </text:list-item>
        <text:list-item>
          <text:p text:style-name="P18">✅ Správu databázových migrací</text:p>
        </text:list-item>
        <text:list-item>
          <text:p text:style-name="P11">✅ Centrální konfiguraci všech služeb</text:p>
        </text:list-item>
      </text:list>
      <text:p text:style-name="Text_20_body">Chceš, abych ti ukázal konkrétní implementaci některé z těchto částí?</text:p>
      <text:p text:style-name="Standard"/>
      <text:p text:style-name="Standard"/>
      <text:p text:style-name="P4"><text:soft-page-break/></text:p>
      <text:p text:style-name="P4"/>
      <text:p text:style-name="P2"/>
      <text:p text:style-name="P2">CONFIGURATION ENTIT V DB</text:p>
      <text:p text:style-name="P2"/>
      <text:p text:style-name="P12">using Microsoft.EntityFrameworkCore; using Microsoft.EntityFrameworkCore.Metadata.Builders; using SupplyChainPro.Domain.Entities;</text:p>
      <text:p text:style-name="Text_20_body">namespace SupplyChainPro.Infrastructure.Data.Configurations { /// </text:p>
      <text:p text:style-name="Text_20_body">/// Entity Framework konfigurace pro Product entitu /// public class ProductConfiguration : IEntityTypeConfiguration { public void Configure(EntityTypeBuilder builder) { #region Základní konfigurace tabulky</text:p>
      <text:p text:style-name="Preformatted_20_Text"><text:span text:style-name="Source_20_Text"><text:s text:c="8"/>// Název tabulky v databázi</text:span></text:p>
      <text:p text:style-name="Preformatted_20_Text"><text:span text:style-name="Source_20_Text"><text:s text:c="8"/>builder.ToTable("Products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Primární klíč</text:span></text:p>
      <text:p text:style-name="Preformatted_20_Text"><text:span text:style-name="Source_20_Text"><text:s text:c="8"/>builder.HasKey(p =&gt; p.Id);</text:span></text:p>
      <text:p text:style-name="Preformatted_20_Text"><text:span text:style-name="Source_20_Text"><text:s text:c="8"/>builder.Property(p =&gt; p.Id).ValueGeneratedOnAdd(); // Auto-increment</text:span></text:p>
      <text:p text:style-name="Preformatted_20_Text"/>
      <text:p text:style-name="Preformatted_20_Text"><text:span text:style-name="Source_20_Text"><text:s text:c="8"/>#endregion</text:span></text:p>
      <text:p text:style-name="Preformatted_20_Text"/>
      <text:p text:style-name="Preformatted_20_Text"><text:span text:style-name="Source_20_Text"><text:s text:c="8"/>#region Konfigurace vlastností (Properties)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Název produktu - povinný, max 200 znaků</text:span></text:p>
      <text:p text:style-name="Preformatted_20_Text"><text:span text:style-name="Source_20_Text"><text:s text:c="8"/>builder.Property(p =&gt; p.Name)</text:span></text:p>
      <text:p text:style-name="Preformatted_20_Text"><text:span text:style-name="Source_20_Text"><text:s text:c="12"/>.IsRequired()</text:span></text:p>
      <text:p text:style-name="Preformatted_20_Text"><text:span text:style-name="Source_20_Text"><text:s text:c="12"/>.HasMaxLength(200)</text:span></text:p>
      <text:p text:style-name="Preformatted_20_Text"><text:span text:style-name="Source_20_Text"><text:s text:c="12"/>.HasColumnType("nvarchar(200)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SKU kód - jedinečný, povinný</text:span></text:p>
      <text:p text:style-name="Preformatted_20_Text"><text:span text:style-name="Source_20_Text"><text:s text:c="8"/>builder.Property(p =&gt; p.SKU)</text:span></text:p>
      <text:p text:style-name="Preformatted_20_Text"><text:span text:style-name="Source_20_Text"><text:s text:c="12"/>.IsRequired()</text:span></text:p>
      <text:p text:style-name="Preformatted_20_Text"><text:span text:style-name="Source_20_Text"><text:s text:c="12"/>.HasMaxLength(50)</text:span></text:p>
      <text:p text:style-name="Preformatted_20_Text"><text:span text:style-name="Source_20_Text"><text:s text:c="12"/>.HasColumnType("varchar(50)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ndex pro rychlé vyhledávání podle SKU</text:span></text:p>
      <text:p text:style-name="Preformatted_20_Text"><text:span text:style-name="Source_20_Text"><text:s text:c="8"/>builder.HasIndex(p =&gt; p.SKU)</text:span></text:p>
      <text:p text:style-name="Preformatted_20_Text"><text:span text:style-name="Source_20_Text"><text:s text:c="12"/>.IsUnique()</text:span></text:p>
      <text:p text:style-name="Preformatted_20_Text"><text:span text:style-name="Source_20_Text"><text:s text:c="12"/>.HasDatabaseName("IX_Products_SKU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Popis produktu - volitelný</text:span></text:p>
      <text:p text:style-name="Preformatted_20_Text"><text:span text:style-name="Source_20_Text"><text:s text:c="8"/>builder.Property(p =&gt; p.Description)</text:span></text:p>
      <text:p text:style-name="Preformatted_20_Text"><text:span text:style-name="Source_20_Text"><text:s text:c="12"/>.HasMaxLength(1000)</text:span></text:p>
      <text:p text:style-name="Preformatted_20_Text"><text:span text:style-name="Source_20_Text"><text:s text:c="12"/>.HasColumnType("nvarchar(1000)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Cena - decimal s přesností</text:span></text:p>
      <text:p text:style-name="Preformatted_20_Text"><text:span text:style-name="Source_20_Text"><text:s text:c="8"/>builder.Property(p =&gt; p.UnitPrice)</text:span></text:p>
      <text:p text:style-name="Preformatted_20_Text"><text:span text:style-name="Source_20_Text"><text:s text:c="12"/>.HasColumnType("decimal(18,2)")</text:span></text:p>
      <text:p text:style-name="Preformatted_20_Text"><text:span text:style-name="Source_20_Text"><text:s text:c="12"/>.IsRequired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Množství na skladě</text:span></text:p>
      <text:p text:style-name="Preformatted_20_Text"><text:span text:style-name="Source_20_Text"><text:s text:c="8"/>builder.Property(p =&gt; p.StockQuantity)</text:span></text:p>
      <text:p text:style-name="Preformatted_20_Text"><text:span text:style-name="Source_20_Text"><text:s text:c="12"/>.HasColumnType("int")</text:span></text:p>
      <text:p text:style-name="Preformatted_20_Text"><text:span text:style-name="Source_20_Text"><text:s text:c="12"/>.HasDefaultValue(0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Minimální množství na skladě</text:span></text:p>
      <text:p text:style-name="Preformatted_20_Text"><text:span text:style-name="Source_20_Text"><text:s text:c="8"/>builder.Property(p =&gt; p.MinimumStockLevel)</text:span></text:p>
      <text:p text:style-name="Preformatted_20_Text"><text:span text:style-name="Source_20_Text"><text:s text:c="12"/>.HasColumnType("int")</text:span></text:p>
      <text:p text:style-name="Preformatted_20_Text"><text:span text:style-name="Source_20_Text"><text:s text:c="12"/>.HasDefaultValue(0);</text:span></text:p>
      <text:p text:style-name="Preformatted_20_Text"><text:span text:style-name="Source_20_Text"><text:s text:c="8"/></text:span></text:p>
      <text:p text:style-name="Preformatted_20_Text"><text:soft-page-break/><text:span text:style-name="Source_20_Text"><text:s text:c="8"/>// Maximální množství na skladě</text:span></text:p>
      <text:p text:style-name="Preformatted_20_Text"><text:span text:style-name="Source_20_Text"><text:s text:c="8"/>builder.Property(p =&gt; p.MaximumStockLevel)</text:span></text:p>
      <text:p text:style-name="Preformatted_20_Text"><text:span text:style-name="Source_20_Text"><text:s text:c="12"/>.HasColumnType("int")</text:span></text:p>
      <text:p text:style-name="Preformatted_20_Text"><text:span text:style-name="Source_20_Text"><text:s text:c="12"/>.HasDefaultValue(1000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Váha produktu</text:span></text:p>
      <text:p text:style-name="Preformatted_20_Text"><text:span text:style-name="Source_20_Text"><text:s text:c="8"/>builder.Property(p =&gt; p.Weight)</text:span></text:p>
      <text:p text:style-name="Preformatted_20_Text"><text:span text:style-name="Source_20_Text"><text:s text:c="12"/>.HasColumnType("decimal(10,3)")</text:span></text:p>
      <text:p text:style-name="Preformatted_20_Text"><text:span text:style-name="Source_20_Text"><text:s text:c="12"/>.IsRequired(false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Jednotka měření</text:span></text:p>
      <text:p text:style-name="Preformatted_20_Text"><text:span text:style-name="Source_20_Text"><text:s text:c="8"/>builder.Property(p =&gt; p.Unit)</text:span></text:p>
      <text:p text:style-name="Preformatted_20_Text"><text:span text:style-name="Source_20_Text"><text:s text:c="12"/>.HasMaxLength(20)</text:span></text:p>
      <text:p text:style-name="Preformatted_20_Text"><text:span text:style-name="Source_20_Text"><text:s text:c="12"/>.HasColumnType("nvarchar(20)")</text:span></text:p>
      <text:p text:style-name="Preformatted_20_Text"><text:span text:style-name="Source_20_Text"><text:s text:c="12"/>.HasDefaultValue("ks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Aktivní produkt</text:span></text:p>
      <text:p text:style-name="Preformatted_20_Text"><text:span text:style-name="Source_20_Text"><text:s text:c="8"/>builder.Property(p =&gt; p.IsActive)</text:span></text:p>
      <text:p text:style-name="Preformatted_20_Text"><text:span text:style-name="Source_20_Text"><text:s text:c="12"/>.HasColumnType("bit")</text:span></text:p>
      <text:p text:style-name="Preformatted_20_Text"><text:span text:style-name="Source_20_Text"><text:s text:c="12"/>.HasDefaultValue(true);</text:span></text:p>
      <text:p text:style-name="Preformatted_20_Text"/>
      <text:p text:style-name="Preformatted_20_Text"><text:span text:style-name="Source_20_Text"><text:s text:c="8"/>#endregion</text:span></text:p>
      <text:p text:style-name="Preformatted_20_Text"/>
      <text:p text:style-name="Preformatted_20_Text"><text:span text:style-name="Source_20_Text"><text:s text:c="8"/>#region Audit fields (kdy vytvořen, upraven...)</text:span></text:p>
      <text:p text:style-name="Preformatted_20_Text"><text:span text:style-name="Source_20_Text"><text:s text:c="8"/></text:span></text:p>
      <text:p text:style-name="Preformatted_20_Text"><text:span text:style-name="Source_20_Text"><text:s text:c="8"/>builder.Property(p =&gt; p.CreatedAt)</text:span></text:p>
      <text:p text:style-name="Preformatted_20_Text"><text:span text:style-name="Source_20_Text"><text:s text:c="12"/>.HasColumnType("datetime2")</text:span></text:p>
      <text:p text:style-name="Preformatted_20_Text"><text:span text:style-name="Source_20_Text"><text:s text:c="12"/>.HasDefaultValueSql("GETUTCDATE()")</text:span></text:p>
      <text:p text:style-name="Preformatted_20_Text"><text:span text:style-name="Source_20_Text"><text:s text:c="12"/>.IsRequired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builder.Property(p =&gt; p.UpdatedAt)</text:span></text:p>
      <text:p text:style-name="Preformatted_20_Text"><text:span text:style-name="Source_20_Text"><text:s text:c="12"/>.HasColumnType("datetime2")</text:span></text:p>
      <text:p text:style-name="Preformatted_20_Text"><text:span text:style-name="Source_20_Text"><text:s text:c="12"/>.IsRequired(false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builder.Property(p =&gt; p.CreatedBy)</text:span></text:p>
      <text:p text:style-name="Preformatted_20_Text"><text:span text:style-name="Source_20_Text"><text:s text:c="12"/>.HasMaxLength(100)</text:span></text:p>
      <text:p text:style-name="Preformatted_20_Text"><text:span text:style-name="Source_20_Text"><text:s text:c="12"/>.HasColumnType("nvarchar(100)")</text:span></text:p>
      <text:p text:style-name="Preformatted_20_Text"><text:span text:style-name="Source_20_Text"><text:s text:c="12"/>.IsRequired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builder.Property(p =&gt; p.UpdatedBy)</text:span></text:p>
      <text:p text:style-name="Preformatted_20_Text"><text:span text:style-name="Source_20_Text"><text:s text:c="12"/>.HasMaxLength(100)</text:span></text:p>
      <text:p text:style-name="Preformatted_20_Text"><text:span text:style-name="Source_20_Text"><text:s text:c="12"/>.HasColumnType("nvarchar(100)")</text:span></text:p>
      <text:p text:style-name="Preformatted_20_Text"><text:span text:style-name="Source_20_Text"><text:s text:c="12"/>.IsRequired(false);</text:span></text:p>
      <text:p text:style-name="Preformatted_20_Text"/>
      <text:p text:style-name="Preformatted_20_Text"><text:span text:style-name="Source_20_Text"><text:s text:c="8"/>#endregion</text:span></text:p>
      <text:p text:style-name="Preformatted_20_Text"/>
      <text:p text:style-name="Preformatted_20_Text"><text:span text:style-name="Source_20_Text"><text:s text:c="8"/>#region Vztahy (Relationships) a Delete Behavior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Vztah k Category (Many-to-One)</text:span></text:p>
      <text:p text:style-name="Preformatted_20_Text"><text:span text:style-name="Source_20_Text"><text:s text:c="8"/>// Jeden produkt patří do jedné kategorie</text:span></text:p>
      <text:p text:style-name="Preformatted_20_Text"><text:span text:style-name="Source_20_Text"><text:s text:c="8"/>// Kategorie může mít mnoho produktů</text:span></text:p>
      <text:p text:style-name="Preformatted_20_Text"><text:span text:style-name="Source_20_Text"><text:s text:c="8"/>builder.HasOne(p =&gt; p.Category)</text:span></text:p>
      <text:p text:style-name="Preformatted_20_Text"><text:span text:style-name="Source_20_Text"><text:s text:c="12"/>.WithMany(c =&gt; c.Products)</text:span></text:p>
      <text:p text:style-name="Preformatted_20_Text"><text:span text:style-name="Source_20_Text"><text:s text:c="12"/>.HasForeignKey(p =&gt; p.CategoryId)</text:span></text:p>
      <text:p text:style-name="Preformatted_20_Text"><text:span text:style-name="Source_20_Text"><text:s text:c="12"/>.OnDelete(DeleteBehavior.Restrict) // ❌ NEMAŽ kategorii pokud má produkty</text:span></text:p>
      <text:p text:style-name="Preformatted_20_Text"><text:span text:style-name="Source_20_Text"><text:s text:c="12"/>.HasConstraintName("FK_Products_Categories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Vztah k Supplier (Many-to-One)</text:span></text:p>
      <text:p text:style-name="Preformatted_20_Text"><text:span text:style-name="Source_20_Text"><text:s text:c="8"/>// Jeden produkt má jednoho hlavního dodavatele</text:span></text:p>
      <text:p text:style-name="Preformatted_20_Text"><text:span text:style-name="Source_20_Text"><text:s text:c="8"/>// Dodavatel může dodávat mnoho produktů</text:span></text:p>
      <text:p text:style-name="Preformatted_20_Text"><text:span text:style-name="Source_20_Text"><text:s text:c="8"/>builder.HasOne(p =&gt; p.PrimarySupplier)</text:span></text:p>
      <text:p text:style-name="Preformatted_20_Text"><text:span text:style-name="Source_20_Text"><text:s text:c="12"/>.WithMany(s =&gt; s.Products)</text:span></text:p>
      <text:p text:style-name="Preformatted_20_Text"><text:span text:style-name="Source_20_Text"><text:s text:c="12"/>.HasForeignKey(p =&gt; p.PrimarySupplierId)</text:span></text:p>
      <text:p text:style-name="Preformatted_20_Text"><text:soft-page-break/><text:span text:style-name="Source_20_Text"><text:s text:c="12"/>.OnDelete(DeleteBehavior.Restrict) // ❌ NEMAŽ dodavatele pokud má produkty</text:span></text:p>
      <text:p text:style-name="Preformatted_20_Text"><text:span text:style-name="Source_20_Text"><text:s text:c="12"/>.HasConstraintName("FK_Products_PrimarySupplier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Vztah k Inventory (One-to-Many)</text:span></text:p>
      <text:p text:style-name="Preformatted_20_Text"><text:span text:style-name="Source_20_Text"><text:s text:c="8"/>// Jeden produkt může být na více skladech</text:span></text:p>
      <text:p text:style-name="Preformatted_20_Text"><text:span text:style-name="Source_20_Text"><text:s text:c="8"/>// Inventory záznam patří k jednomu produktu</text:span></text:p>
      <text:p text:style-name="Preformatted_20_Text"><text:span text:style-name="Source_20_Text"><text:s text:c="8"/>builder.HasMany(p =&gt; p.InventoryRecords)</text:span></text:p>
      <text:p text:style-name="Preformatted_20_Text"><text:span text:style-name="Source_20_Text"><text:s text:c="12"/>.WithOne(i =&gt; i.Product)</text:span></text:p>
      <text:p text:style-name="Preformatted_20_Text"><text:span text:style-name="Source_20_Text"><text:s text:c="12"/>.HasForeignKey(i =&gt; i.ProductId)</text:span></text:p>
      <text:p text:style-name="Preformatted_20_Text"><text:span text:style-name="Source_20_Text"><text:s text:c="12"/>.OnDelete(DeleteBehavior.Cascade) // ✅ SMAŽ inventory při smazání produktu</text:span></text:p>
      <text:p text:style-name="Preformatted_20_Text"><text:span text:style-name="Source_20_Text"><text:s text:c="12"/>.HasConstraintName("FK_Inventory_Products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Vztah k PurchaseOrderItems (One-to-Many)</text:span></text:p>
      <text:p text:style-name="Preformatted_20_Text"><text:span text:style-name="Source_20_Text"><text:s text:c="8"/>// Jeden produkt může být v mnoha objednávkách</text:span></text:p>
      <text:p text:style-name="Preformatted_20_Text"><text:span text:style-name="Source_20_Text"><text:s text:c="8"/>// PurchaseOrderItem patří k jednomu produktu</text:span></text:p>
      <text:p text:style-name="Preformatted_20_Text"><text:span text:style-name="Source_20_Text"><text:s text:c="8"/>builder.HasMany(p =&gt; p.PurchaseOrderItems)</text:span></text:p>
      <text:p text:style-name="Preformatted_20_Text"><text:span text:style-name="Source_20_Text"><text:s text:c="12"/>.WithOne(poi =&gt; poi.Product)</text:span></text:p>
      <text:p text:style-name="Preformatted_20_Text"><text:span text:style-name="Source_20_Text"><text:s text:c="12"/>.HasForeignKey(poi =&gt; poi.ProductId)</text:span></text:p>
      <text:p text:style-name="Preformatted_20_Text"><text:span text:style-name="Source_20_Text"><text:s text:c="12"/>.OnDelete(DeleteBehavior.Restrict) // ❌ NEMAŽ produkt pokud je v objednávkách</text:span></text:p>
      <text:p text:style-name="Preformatted_20_Text"><text:span text:style-name="Source_20_Text"><text:s text:c="12"/>.HasConstraintName("FK_PurchaseOrderItems_Products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Vztah k InventoryMovements (One-to-Many)</text:span></text:p>
      <text:p text:style-name="Preformatted_20_Text"><text:span text:style-name="Source_20_Text"><text:s text:c="8"/>// Jeden produkt může mít mnoho pohybů</text:span></text:p>
      <text:p text:style-name="Preformatted_20_Text"><text:span text:style-name="Source_20_Text"><text:s text:c="8"/>builder.HasMany(p =&gt; p.InventoryMovements)</text:span></text:p>
      <text:p text:style-name="Preformatted_20_Text"><text:span text:style-name="Source_20_Text"><text:s text:c="12"/>.WithOne(im =&gt; im.Product)</text:span></text:p>
      <text:p text:style-name="Preformatted_20_Text"><text:span text:style-name="Source_20_Text"><text:s text:c="12"/>.HasForeignKey(im =&gt; im.ProductId)</text:span></text:p>
      <text:p text:style-name="Preformatted_20_Text"><text:span text:style-name="Source_20_Text"><text:s text:c="12"/>.OnDelete(DeleteBehavior.Cascade) // ✅ SMAŽ pohyby při smazání produktu</text:span></text:p>
      <text:p text:style-name="Preformatted_20_Text"><text:span text:style-name="Source_20_Text"><text:s text:c="12"/>.HasConstraintName("FK_InventoryMovements_Products");</text:span></text:p>
      <text:p text:style-name="Preformatted_20_Text"/>
      <text:p text:style-name="Preformatted_20_Text"><text:span text:style-name="Source_20_Text"><text:s text:c="8"/>#endregion</text:span></text:p>
      <text:p text:style-name="Preformatted_20_Text"/>
      <text:p text:style-name="Preformatted_20_Text"><text:span text:style-name="Source_20_Text"><text:s text:c="8"/>#region Indexy pro optimalizaci výkonu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ndex pro vyhledávání podle názvu</text:span></text:p>
      <text:p text:style-name="Preformatted_20_Text"><text:span text:style-name="Source_20_Text"><text:s text:c="8"/>builder.HasIndex(p =&gt; p.Name)</text:span></text:p>
      <text:p text:style-name="Preformatted_20_Text"><text:span text:style-name="Source_20_Text"><text:s text:c="12"/>.HasDatabaseName("IX_Products_Name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ndex pro filtrování aktivních produktů</text:span></text:p>
      <text:p text:style-name="Preformatted_20_Text"><text:span text:style-name="Source_20_Text"><text:s text:c="8"/>builder.HasIndex(p =&gt; p.IsActive)</text:span></text:p>
      <text:p text:style-name="Preformatted_20_Text"><text:span text:style-name="Source_20_Text"><text:s text:c="12"/>.HasDatabaseName("IX_Products_IsActive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ndex pro vyhledávání podle kategorie</text:span></text:p>
      <text:p text:style-name="Preformatted_20_Text"><text:span text:style-name="Source_20_Text"><text:s text:c="8"/>builder.HasIndex(p =&gt; p.CategoryId)</text:span></text:p>
      <text:p text:style-name="Preformatted_20_Text"><text:span text:style-name="Source_20_Text"><text:s text:c="12"/>.HasDatabaseName("IX_Products_CategoryId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ndex pro vyhledávání podle dodavatele</text:span></text:p>
      <text:p text:style-name="Preformatted_20_Text"><text:span text:style-name="Source_20_Text"><text:s text:c="8"/>builder.HasIndex(p =&gt; p.PrimarySupplierId)</text:span></text:p>
      <text:p text:style-name="Preformatted_20_Text"><text:span text:style-name="Source_20_Text"><text:s text:c="12"/>.HasDatabaseName("IX_Products_PrimarySupplierId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Složený index pro skladové zásoby</text:span></text:p>
      <text:p text:style-name="Preformatted_20_Text"><text:span text:style-name="Source_20_Text"><text:s text:c="8"/>builder.HasIndex(p =&gt; new { p.StockQuantity, p.MinimumStockLevel })</text:span></text:p>
      <text:p text:style-name="Preformatted_20_Text"><text:span text:style-name="Source_20_Text"><text:s text:c="12"/>.HasDatabaseName("IX_Products_StockLevels");</text:span></text:p>
      <text:p text:style-name="Preformatted_20_Text"/>
      <text:p text:style-name="Preformatted_20_Text"><text:span text:style-name="Source_20_Text"><text:s text:c="8"/>#endregion</text:span></text:p>
      <text:p text:style-name="Preformatted_20_Text"/>
      <text:p text:style-name="Preformatted_20_Text"><text:span text:style-name="Source_20_Text"><text:s text:c="8"/>#region Data Seeding (volitelné - základní data)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Můžeš přidat základní produkty</text:span></text:p>
      <text:p text:style-name="Preformatted_20_Text"><text:span text:style-name="Source_20_Text"><text:s text:c="8"/>/*</text:span></text:p>
      <text:p text:style-name="Preformatted_20_Text"><text:span text:style-name="Source_20_Text"><text:s text:c="8"/>builder.HasData(</text:span></text:p>
      <text:p text:style-name="Preformatted_20_Text"><text:soft-page-break/><text:span text:style-name="Source_20_Text"><text:s text:c="12"/>new Product </text:span></text:p>
      <text:p text:style-name="Preformatted_20_Text"><text:span text:style-name="Source_20_Text"><text:s text:c="12"/>{ </text:span></text:p>
      <text:p text:style-name="Preformatted_20_Text"><text:span text:style-name="Source_20_Text"><text:s text:c="16"/>Id = 1, </text:span></text:p>
      <text:p text:style-name="Preformatted_20_Text"><text:span text:style-name="Source_20_Text"><text:s text:c="16"/>Name = "Základní produkt", </text:span></text:p>
      <text:p text:style-name="Preformatted_20_Text"><text:span text:style-name="Source_20_Text"><text:s text:c="16"/>SKU = "BASIC001",</text:span></text:p>
      <text:p text:style-name="Preformatted_20_Text"><text:span text:style-name="Source_20_Text"><text:s text:c="16"/>UnitPrice = 100.00m,</text:span></text:p>
      <text:p text:style-name="Preformatted_20_Text"><text:span text:style-name="Source_20_Text"><text:s text:c="16"/>CategoryId = 1,</text:span></text:p>
      <text:p text:style-name="Preformatted_20_Text"><text:span text:style-name="Source_20_Text"><text:s text:c="16"/>CreatedAt = DateTime.UtcNow,</text:span></text:p>
      <text:p text:style-name="Preformatted_20_Text"><text:span text:style-name="Source_20_Text"><text:s text:c="16"/>CreatedBy = "System"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);</text:span></text:p>
      <text:p text:style-name="Preformatted_20_Text"><text:span text:style-name="Source_20_Text"><text:s text:c="8"/>*/</text:span></text:p>
      <text:p text:style-name="Preformatted_20_Text"/>
      <text:p text:style-name="Preformatted_20_Text"><text:span text:style-name="Source_20_Text"><text:s text:c="8"/>#endregion</text:span></text:p>
      <text:p text:style-name="Preformatted_20_Text"/>
      <text:p text:style-name="Preformatted_20_Text"><text:span text:style-name="Source_20_Text"><text:s text:c="8"/>#region Validační omezení (Check Constraints)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Cena musí být větší než 0</text:span></text:p>
      <text:p text:style-name="Preformatted_20_Text"><text:span text:style-name="Source_20_Text"><text:s text:c="8"/>builder.HasCheckConstraint("CK_Products_UnitPrice", "[UnitPrice] &gt; 0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Stock quantity nemůže být záporný</text:span></text:p>
      <text:p text:style-name="Preformatted_20_Text"><text:span text:style-name="Source_20_Text"><text:s text:c="8"/>builder.HasCheckConstraint("CK_Products_StockQuantity", "[StockQuantity] &gt;= 0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Minimální level nemůže být záporný</text:span></text:p>
      <text:p text:style-name="Preformatted_20_Text"><text:span text:style-name="Source_20_Text"><text:s text:c="8"/>builder.HasCheckConstraint("CK_Products_MinimumStockLevel", "[MinimumStockLevel] &gt;= 0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Maximum musí být větší než minimum</text:span></text:p>
      <text:p text:style-name="Preformatted_20_Text"><text:span text:style-name="Source_20_Text"><text:s text:c="8"/>builder.HasCheckConstraint("CK_Products_StockLevels", "[MaximumStockLevel] &gt;= [MinimumStockLevel]");</text:span></text:p>
      <text:p text:style-name="Preformatted_20_Text"/>
      <text:p text:style-name="Preformatted_20_Text"><text:span text:style-name="Source_20_Text"><text:s text:c="8"/>#endregion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8M48S</meta:editing-duration>
    <meta:editing-cycles>4</meta:editing-cycles>
    <meta:generator>OpenOffice/4.1.15$Win32 OpenOffice.org_project/4115m2$Build-9813</meta:generator>
    <dc:date>2025-09-24T04:00:38.30</dc:date>
    <meta:document-statistic meta:table-count="0" meta:image-count="0" meta:object-count="0" meta:page-count="11" meta:paragraph-count="524" meta:word-count="1667" meta:character-count="17906"/>
    <meta:user-defined meta:name="Info 1"/>
    <meta:user-defined meta:name="Info 2"/>
    <meta:user-defined meta:name="Info 3"/>
    <meta:user-defined meta:name="Info 4"/>
  </office:meta>
</office:document-meta>
</file>